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3-25T18:59:42.03</dc:date>
    <meta:editing-duration>PT17H5M4S</meta:editing-duration>
    <meta:editing-cycles>607</meta:editing-cycles>
    <meta:generator>OpenOffice/4.1.1$Win32 OpenOffice.org_project/411m6$Build-9775</meta:generator>
    <dc:creator>Théo </dc:creator>
    <meta:document-statistic meta:table-count="0" meta:image-count="0" meta:object-count="0" meta:page-count="9" meta:paragraph-count="56" meta:word-count="3314" meta:character-count="20025"/>
  </office:meta>
</office:document-meta>
</file>